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8.5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 fo:text-align="center"/>
    </style:style>
    <style:style style:name="P3" style:family="paragraph">
      <style:text-properties fo:font-size="28pt"/>
    </style:style>
    <style:style style:name="T1" style:family="text">
      <style:text-properties fo:font-size="14pt" style:font-size-asian="32pt" style:font-size-complex="32pt"/>
    </style:style>
    <style:style style:name="T2" style:family="text">
      <style:text-properties fo:font-size="18pt" style:font-size-asian="32pt" style:font-size-complex="32pt"/>
    </style:style>
    <style:style style:name="T3" style:family="text">
      <style:text-properties fo:font-size="28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8.534cm" svg:x="1.4cm" svg:y="2.6cm" presentation:class="subtitle" presentation:user-transformed="true">
          <draw:text-box>
            <text:p><text:s text:c="4"/>CloudCart <text:s/><text:span text:style-name="T1">(The name is not fixed presently)</text:span></text:p>
            <text:p><text:span text:style-name="T2">A virtual Queue For Breaking the Chai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2">As an user view </text:p>
              </text:list-header>
            </text:list>
          </draw:text-box>
        </draw:frame>
        <draw:frame presentation:style-name="pr4" draw:text-style-name="P3" draw:layer="layout" svg:width="25.199cm" svg:height="11.715cm" svg:x="1.4cm" svg:y="2.8cm" presentation:class="outline" presentation:user-transformed="true">
          <draw:text-box>
            <text:list text:style-name="L3">
              <text:list-item>
                <text:p text:style-name="P3"><text:span text:style-name="T3">It should have a login based on mobile no. Which should generate a userid.</text:span></text:p>
              </text:list-item>
              <text:list-item>
                <text:p text:style-name="P3"><text:span text:style-name="T3">The confirmed mobile number and user id is kept as primary Key. </text:span></text:p>
              </text:list-item>
              <text:list-item>
                <text:p text:style-name="P3"><text:span text:style-name="T3">And the user interface is filled by the database info of merchant in the location (where location is the parameter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As a Seller/Service provider</text:p>
          </draw:text-box>
        </draw:frame>
        <draw:frame presentation:style-name="pr4" draw:layer="layout" svg:width="25.199cm" svg:height="11.534cm" svg:x="1.4cm" svg:y="3.266cm" presentation:class="outline" presentation:user-transformed="true">
          <draw:text-box>
            <text:list text:style-name="L3">
              <text:list-item>
                <text:p><text:span text:style-name="T3">They should create a merchant id(Primary Key) by </text:span><text:span text:style-name="T3">submitting any documents related to the shop based (on th </text:span><text:span text:style-name="T3">e shop).</text:span></text:p>
              </text:list-item>
              <text:list-item>
                <text:p><text:span text:style-name="T3">They should submit a processing time(avg) and no of </text:span><text:span text:style-name="T3">people allowed in particular period</text:span> <text:span text:style-name="T4">(approximate 1 hr)</text:span></text:p>
                <text:p><text:span text:style-name="T3">(so that processing time* frequency &lt;= period).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9:37:42.957632715</meta:creation-date>
    <dc:date>2020-08-03T20:02:15.299873982</dc:date>
    <meta:editing-duration>PT1M22S</meta:editing-duration>
    <meta:editing-cycles>1</meta:editing-cycles>
    <meta:document-statistic meta:object-count="32"/>
    <meta:generator>LibreOffice/6.4.4.2$Linux_X86_64 LibreOffice_project/40$Build-2</meta:generator>
  </office:meta>
</office:document-meta>
</file>